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style style:name="P3" style:family="paragraph" style:parent-style-name="Standard">
      <style:paragraph-properties fo:line-height="150%" fo:text-align="center" style:justify-single-word="false"/>
      <style:text-properties fo:color="#780373" loext:opacity="100%" style:font-name="Fira Code" fo:font-size="24pt" style:text-underline-style="solid" style:text-underline-width="auto" style:text-underline-color="font-color" fo:font-weight="bold" officeooo:rsid="0012bb3b" officeooo:paragraph-rsid="00178ea9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61f8"/>
    </style:style>
    <style:style style:name="P5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paragraph-rsid="00197eee"/>
    </style:style>
    <style:style style:name="P6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weight="normal" officeooo:rsid="00197eee" officeooo:paragraph-rsid="00197eee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61f8" officeooo:paragraph-rsid="001961f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61f8" officeooo:paragraph-rsid="001a250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7eee" officeooo:paragraph-rsid="001961f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style:text-underline-style="none" fo:font-weight="normal" officeooo:rsid="00197eee" officeooo:paragraph-rsid="00197ee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loext:opacity="100%" style:font-name="Fira Code" fo:font-size="12pt" fo:font-style="normal" style:text-underline-style="none" fo:font-weight="normal" officeooo:rsid="00197eee" officeooo:paragraph-rsid="00197ee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8d1d75" loext:opacity="100%" style:font-name="Fira Code" fo:font-size="12pt" fo:font-weight="normal" officeooo:paragraph-rsid="001a250f"/>
    </style:style>
    <style:style style:name="P13" style:family="paragraph" style:parent-style-name="Standard">
      <style:paragraph-properties fo:line-height="150%" fo:text-align="start" style:justify-single-word="false"/>
      <style:text-properties fo:color="#bf819e" loext:opacity="100%" style:font-name="Fira Code" fo:font-size="16pt" style:text-underline-style="none" fo:font-weight="normal" officeooo:rsid="001961f8" officeooo:paragraph-rsid="001a250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color="#bf819e" loext:opacity="100%" style:font-name="Fira Code" fo:font-size="12pt" style:text-underline-style="none" fo:font-weight="normal" officeooo:rsid="00197eee" officeooo:paragraph-rsid="00197eee" style:font-size-asian="10.5pt" style:font-weight-asian="normal" style:font-size-complex="12pt" style:font-weight-complex="normal"/>
    </style:style>
    <style:style style:name="T1" style:family="text">
      <style:text-properties officeooo:rsid="0016c089"/>
    </style:style>
    <style:style style:name="T2" style:family="text">
      <style:text-properties officeooo:rsid="00178ea9"/>
    </style:style>
    <style:style style:name="T3" style:family="text">
      <style:text-properties style:text-underline-style="none" officeooo:rsid="00178ea9"/>
    </style:style>
    <style:style style:name="T4" style:family="text">
      <style:text-properties style:text-underline-style="none" style:font-size-asian="10.5pt" style:font-weight-asian="normal" style:font-size-complex="12pt" style:font-weight-complex="normal"/>
    </style:style>
    <style:style style:name="T5" style:family="text">
      <style:text-properties style:text-underline-style="none" officeooo:rsid="00178ea9" style:font-size-asian="10.5pt" style:font-weight-asian="normal" style:font-size-complex="12pt" style:font-weight-complex="normal"/>
    </style:style>
    <style:style style:name="T6" style:family="text">
      <style:text-properties style:text-underline-style="none" officeooo:rsid="001961f8" style:font-size-asian="10.5pt" style:font-weight-asian="normal" style:font-size-complex="12pt" style:font-weight-complex="normal"/>
    </style:style>
    <style:style style:name="T7" style:family="text">
      <style:text-properties style:text-underline-style="none" officeooo:rsid="00197eee" style:font-size-asian="10.5pt" style:font-weight-asian="normal" style:font-size-complex="12pt" style:font-weight-complex="normal"/>
    </style:style>
    <style:style style:name="T8" style:family="text">
      <style:text-properties fo:color="#8d1d75" loext:opacity="100%" style:text-underline-style="none" officeooo:rsid="001961f8" style:font-size-asian="10.5pt" style:font-weight-asian="normal" style:font-size-complex="12pt" style:font-weight-complex="normal"/>
    </style:style>
    <style:style style:name="T9" style:family="text">
      <style:text-properties fo:color="#bf819e" loext:opacity="100%" style:text-underline-style="none" officeooo:rsid="00197eee" style:font-size-asian="10.5pt" style:font-weight-asian="normal" style:font-size-complex="12pt" style:font-weight-complex="normal"/>
    </style:style>
    <style:style style:name="T10" style:family="text">
      <style:text-properties fo:font-style="normal" style:text-underline-style="none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6pt" style:text-underline-style="none" officeooo:rsid="001961f8" style:font-size-asian="16pt" style:font-weight-asian="normal" style:font-size-complex="16pt" style:font-weight-complex="normal"/>
    </style:style>
    <style:style style:name="T12" style:family="text">
      <style:text-properties fo:font-size="16pt" style:text-underline-style="none" officeooo:rsid="00197eee" style:font-size-asian="16pt" style:font-weight-asian="normal" style:font-size-complex="16pt" style:font-weight-complex="normal"/>
    </style:style>
    <style:style style:name="T13" style:family="text">
      <style:text-properties fo:color="#650953" loext:opacity="100%" fo:font-size="16pt" style:text-underline-style="none" officeooo:rsid="001961f8" style:font-size-asian="16pt" style:font-weight-asian="normal" style:font-size-complex="16pt" style:font-weight-complex="normal"/>
    </style:style>
    <style:style style:name="T14" style:family="text">
      <style:text-properties fo:color="#780373" loext:opacity="100%" fo:font-size="16pt" style:text-underline-style="none" style:font-size-asian="16pt" style:font-weight-asian="normal" style:font-size-complex="16pt" style:font-weight-complex="normal"/>
    </style:style>
    <style:style style:name="T15" style:family="text">
      <style:text-properties fo:color="#780373" loext:opacity="100%" fo:font-size="16pt" style:text-underline-style="none" officeooo:rsid="001a250f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DOCUMENTACIÓN DO PROXECTO</text:span><text:span text:style-name="T3"> </text:span></text:p>
      <text:p text:style-name="P3"><text:span text:style-name="T1">SCRABBLE</text:span> I<text:span text:style-name="T2">I</text:span></text:p>
      <text:p text:style-name="P3"/>
      <text:p text:style-name="P4"><text:span text:style-name="T5"><text:tab/></text:span><text:span text:style-name="T6">Para a creación do proxecto seguiuse a primeira especificación do comportamento do programa que se atopa tamén entregada na tarefa co nome de </text:span><text:span text:style-name="T8">“Planificacion Scrabble.pdf”</text:span><text:span text:style-name="T6">. Ademáis tamén se diseñou un diagrama de actividade para o método “xogarTurno” da clase Partida debido a complexidade do mesmo e que se atopa co nome de </text:span><text:span text:style-name="T8">“Diagrama-xogarTurno.pdf”</text:span><text:span text:style-name="T6">.O diagrama de clases do proxecto atópase como </text:span><text:span text:style-name="T8">“Diagrama-clases.pdf”</text:span><text:span text:style-name="T6">. Como a clase </text:span><text:span text:style-name="T8">EntradaSaída</text:span><text:span text:style-name="T6"> incluía demasiados métodos que non interviñan de forma directa no comportamento do programa non está recollido nese diagrama así como a clase de </text:span><text:span text:style-name="T8">Utilidades</text:span><text:span text:style-name="T6">. </text:span></text:p>
      <text:p text:style-name="P7"/>
      <text:p text:style-name="P8"><text:s text:c="4"/></text:p>
      <text:p text:style-name="P13"/>
      <text:p text:style-name="P13"/>
      <text:p text:style-name="P13"/>
      <text:p text:style-name="P13"/>
      <text:p text:style-name="P13"/>
      <text:p text:style-name="P12"><text:soft-page-break/><text:span text:style-name="T13">&gt;</text:span><text:span text:style-name="T11"> </text:span><text:span text:style-name="T12">Este proxecto implementa tamén melloras sobre a especificación inicial:</text:span></text:p>
      <text:p text:style-name="P9"/>
      <text:p text:style-name="P4"><text:span text:style-name="T7"><text:tab/>- Posibilidade de cambiar o tamaño do taboleiro </text:span><text:span text:style-name="T9">(por <text:tab/><text:tab/><text:tab/><text:tab/>defecto 21)</text:span><text:span text:style-name="T7">.</text:span></text:p>
      <text:p text:style-name="P5"><text:span text:style-name="T7"><text:tab/>- Posibilidade de cambiar o número de puntos requeridos <text:tab/><text:tab/><text:tab/>para gañar ou “puntos de victoria” </text:span><text:span text:style-name="T9">(por defecto x).</text:span></text:p>
      <text:p text:style-name="P14"/>
      <text:p text:style-name="P5"><text:span text:style-name="T6"><text:tab/>- </text:span><text:span text:style-name="T7">Pode cambiarse as probabilidades de que aparezan as distintas <text:tab/>casillas multiplicadoras ou casillas especiais </text:span><text:span text:style-name="T9">(por defecto x2 é <text:tab/>un 20%, x3 un 10% e x4 un 5%)</text:span><text:span text:style-name="T7">.</text:span></text:p>
      <text:p text:style-name="P10"/>
      <text:p text:style-name="P10"/>
      <text:p text:style-name="P6"><text:span text:style-name="T14">&gt; Altéranse algúns comportamentos </text:span><text:span text:style-name="T15">sobre a especificación inicial</text:span><text:span text:style-name="T14">:</text:span></text:p>
      <text:p text:style-name="P10"/>
      <text:p text:style-name="P6"><text:span text:style-name="T4"><text:tab/></text:span><text:span text:style-name="T10">- Os comodíns poden usarse sen límite nun turno.</text:span></text:p>
      <text:p text:style-name="P11"><text:tab/>- Os comodíns puntúan como unha letra normal e tamén se <text:tab/><text:tab/><text:tab/>mostran ao ser colocados como unha letra norm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paragraph-rsid="00178ea9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fo:color="#666666" loext:opacity="100%" style:font-name="Fira Code" fo:font-style="italic" officeooo:rsid="00167fb2" officeooo:paragraph-rsid="00178ea9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.S DESENVOLVEMENTO DE APLICACIÓNS MULTIPLATAFORMA. PROGRAMACIÓN. </text:p>
        <text:p text:style-name="MP2">CURSO 2021- 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9:56:30.826080489</meta:creation-date>
    <dc:date>2022-04-04T21:41:04.461459626</dc:date>
    <meta:editing-duration>PT24M50S</meta:editing-duration>
    <meta:editing-cycles>6</meta:editing-cycles>
    <meta:generator>LibreOffice/7.2.6.2$Linux_X86_64 LibreOffice_project/20$Build-2</meta:generator>
    <meta:document-statistic meta:table-count="0" meta:image-count="0" meta:object-count="0" meta:page-count="2" meta:paragraph-count="13" meta:word-count="206" meta:character-count="1364" meta:non-whitespace-character-count="1145"/>
  </office:meta>
</office:document-meta>
</file>